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fo:font-size="10pt" style:font-size-asian="10pt" style:font-size-complex="10pt"/>
    </style:style>
    <style:style style:name="P3" style:family="paragraph" style:parent-style-name="Standard">
      <style:paragraph-properties fo:break-before="page"/>
      <style:text-properties style:font-name="Ubuntu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 Vallès<text:tab/><text:tab/><text:tab/><text:tab/><text:tab/><text:tab/>Nom i cognoms:</text:p>
      <text:p text:style-name="P2">Filosofia i ciutadania</text:p>
      <text:p text:style-name="P2">Recuperació de la primera avaluació</text:p>
      <text:p text:style-name="P1"/>
      <text:p text:style-name="P1"/>
      <text:p text:style-name="P1">Explica des d'un punt de vista evolutiu el fet que a la nostra espècie les parelles siguin establ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>Per què es pot dir que els éssers humans som <text:span text:style-name="T1">animals simbòlics</text:span>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 </meta:initial-creator>
    <meta:creation-date>2013-02-01T08:13:01</meta:creation-date>
    <meta:generator>LibreOffice/3.5$Linux_X86_64 LibreOffice_project/350m1$Build-2</meta:generator>
    <dc:date>2013-02-01T08:19:11</dc:date>
    <dc:creator>oscar </dc:creator>
    <meta:editing-duration>P0D</meta:editing-duration>
    <meta:editing-cycles>1</meta:editing-cycles>
    <meta:document-statistic meta:table-count="0" meta:image-count="0" meta:object-count="0" meta:page-count="2" meta:paragraph-count="5" meta:word-count="43" meta:character-count="251" meta:non-whitespace-character-count="207"/>
  </office:meta>
</office:document-meta>
</file>